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>
      <style:text-properties officeooo:rsid="0015a58a"/>
    </style:style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Excellent.<text:line-break/>Now we formalize the <text:span text:style-name="Strong_20_Emphasis">Usage Metering Engine — the quantitative backbone of billing enforcement</text:span>.</text:p>
      <text:p text:style-name="Text_20_body">This engine must:</text:p>
      <text:list text:style-name="L21">
        <text:list-item>
          <text:p text:style-name="P24">Compute active student usage precisely</text:p>
        </text:list-item>
        <text:list-item>
          <text:p text:style-name="P24">Track peak usage within billing cycle</text:p>
        </text:list-item>
        <text:list-item>
          <text:p text:style-name="P24">Detect over-limit violations</text:p>
        </text:list-item>
        <text:list-item>
          <text:p text:style-name="P24">Trigger alerts (admin + vendor)</text:p>
        </text:list-item>
        <text:list-item>
          <text:p text:style-name="P24">Remain lightweight (no heavy scans)</text:p>
        </text:list-item>
        <text:list-item>
          <text:p text:style-name="P24">Be idempotent</text:p>
        </text:list-item>
        <text:list-item>
          <text:p text:style-name="P24">Be billing-cycle aware</text:p>
        </text:list-item>
        <text:list-item>
          <text:p text:style-name="P24">Never trust frontend counts</text:p>
        </text:list-item>
      </text:list>
      <text:p text:style-name="Text_20_body">This runs entirely backend-driven (Cloud Functions + scheduled jobs).</text:p>
      <text:p text:style-name="Horizontal_20_Line"/>
      <text:h text:style-name="Heading_20_1" text:outline-level="1">🧠 CORE PRINCIPLE</text:h>
      <text:p text:style-name="Text_20_body">License defines limit.<text:line-break/>Usage Metering measures consumption.<text:line-break/>Billing engine charges based on measured peak.</text:p>
      <text:p text:style-name="Text_20_body">The system must never compute usage by scanning all students on every read.</text:p>
      <text:p text:style-name="Text_20_body">Usage must be incrementally maintained.</text:p>
      <text:p text:style-name="Horizontal_20_Line"/>
      <text:h text:style-name="Heading_20_1" text:outline-level="1">🧱 1️⃣ DATA SOURCES</text:h>
      <text:p text:style-name="Text_20_body">Primary source:</text:p>
      <text:p text:style-name="P1"><text:span text:style-name="Source_20_Text">institutes/{id}/students/{studentId}</text:span></text:p>
      <text:p text:style-name="Text_20_body">Relevant fields:</text:p>
      <text:p text:style-name="Preformatted_20_Text"><text:span text:style-name="Source_20_Text">{</text:span></text:p>
      <text:p text:style-name="Preformatted_20_Text"><text:span text:style-name="Source_20_Text"><text:s text:c="2"/>status: "active" | "archived" | "deleted",</text:span></text:p>
      <text:p text:style-name="Preformatted_20_Text"><text:span text:style-name="Source_20_Text"><text:s text:c="2"/>archived: boolean,</text:span></text:p>
      <text:p text:style-name="Preformatted_20_Text"><text:span text:style-name="Source_20_Text"><text:s text:c="2"/>createdAt,</text:span></text:p>
      <text:p text:style-name="Preformatted_20_Text"><text:span text:style-name="Source_20_Text"><text:s text:c="2"/>archivedAt,</text:span></text:p>
      <text:p text:style-name="Preformatted_20_Text"><text:span text:style-name="Source_20_Text"><text:s text:c="2"/>academicYear</text:span></text:p>
      <text:p text:style-name="P1"><text:span text:style-name="Source_20_Text">}</text:span></text:p>
      <text:p text:style-name="Text_20_body">License object:</text:p>
      <text:p text:style-name="P1"><text:span text:style-name="Source_20_Text">institutes/{id}/license/current</text:span></text:p>
      <text:p text:style-name="Text_20_body"><text:soft-page-break/>Usage summary (maintained):</text:p>
      <text:p text:style-name="P1"><text:span text:style-name="Source_20_Text">institutes/{id}/usage/currentCycle</text:span></text:p>
      <text:p text:style-name="Horizontal_20_Line"/>
      <text:h text:style-name="Heading_20_1" text:outline-level="1">📦 2️⃣ USAGE SUMMARY DOCUMENT</text:h>
      <text:p text:style-name="Text_20_body">Stored at:</text:p>
      <text:p text:style-name="P1"><text:span text:style-name="Source_20_Text">institutes/{id}/usage/{billingCycleId}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billingCycleStart,</text:span></text:p>
      <text:p text:style-name="Preformatted_20_Text"><text:span text:style-name="Source_20_Text"><text:s text:c="2"/>billingCycleEnd,</text:span></text:p>
      <text:p text:style-name="Preformatted_20_Text"><text:span text:style-name="Source_20_Text"><text:s text:c="2"/>activeStudentCount: 187,</text:span></text:p>
      <text:p text:style-name="Preformatted_20_Text"><text:span text:style-name="Source_20_Text"><text:s text:c="2"/>peakActiveStudents: 198,</text:span></text:p>
      <text:p text:style-name="Preformatted_20_Text"><text:span text:style-name="Source_20_Text"><text:s text:c="2"/>overLimit: false,</text:span></text:p>
      <text:p text:style-name="Preformatted_20_Text"><text:span text:style-name="Source_20_Text"><text:s text:c="2"/>overLimitSince: null,</text:span></text:p>
      <text:p text:style-name="Preformatted_20_Text"><text:span text:style-name="Source_20_Text"><text:s text:c="2"/>lastRecalculatedAt,</text:span></text:p>
      <text:p text:style-name="Preformatted_20_Text"><text:span text:style-name="Source_20_Text"><text:s text:c="2"/>schemaVersion: 1</text:span></text:p>
      <text:p text:style-name="P1"><text:span text:style-name="Source_20_Text">}</text:span></text:p>
      <text:p text:style-name="Text_20_body">This document is the only source used by billing engine.</text:p>
      <text:p text:style-name="Horizontal_20_Line"/>
      <text:h text:style-name="Heading_20_1" text:outline-level="1">👥 3️⃣ ACTIVE STUDENT CALCULATION</text:h>
      <text:h text:style-name="Heading_20_2" text:outline-level="2">Definition</text:h>
      <text:p text:style-name="Text_20_body">Active student =</text:p>
      <text:p text:style-name="Preformatted_20_Text"><text:span text:style-name="Source_20_Text">student.status == "active"</text:span></text:p>
      <text:p text:style-name="P1"><text:span text:style-name="Source_20_Text">AND student.archived == false</text:span></text:p>
      <text:p text:style-name="Text_20_body">No dependency on login.<text:line-break/>No dependency on test participation.</text:p>
      <text:p text:style-name="Horizontal_20_Line"/>
      <text:h text:style-name="Heading_20_2" text:outline-level="2">Incremental Update Strategy (No Full Scan)</text:h>
      <text:p text:style-name="Text_20_body">Cloud Function triggers on:</text:p>
      <text:p text:style-name="P1"><text:span text:style-name="Source_20_Text">students/{studentId} onWrite</text:span></text:p>
      <text:p text:style-name="Text_20_body">Logic:</text:p>
      <text:h text:style-name="Heading_20_3" text:outline-level="3">Case 1: Student activated</text:h>
      <text:p text:style-name="Text_20_body">If:</text:p>
      <text:list text:style-name="L22">
        <text:list-item>
          <text:p text:style-name="P25"><text:soft-page-break/>previous.status != active</text:p>
        </text:list-item>
        <text:list-item>
          <text:p text:style-name="P25">new.status == active</text:p>
        </text:list-item>
      </text:list>
      <text:p text:style-name="Text_20_body">Then:</text:p>
      <text:p text:style-name="P1"><text:span text:style-name="Source_20_Text">increment activeStudentCount by 1</text:span></text:p>
      <text:p text:style-name="Horizontal_20_Line"/>
      <text:h text:style-name="Heading_20_3" text:outline-level="3">Case 2: Student archived/deactivated</text:h>
      <text:p text:style-name="Text_20_body">If:</text:p>
      <text:list text:style-name="L23">
        <text:list-item>
          <text:p text:style-name="P26">previous.status == active</text:p>
        </text:list-item>
        <text:list-item>
          <text:p text:style-name="P26">new.status != active</text:p>
        </text:list-item>
      </text:list>
      <text:p text:style-name="Text_20_body">Then:</text:p>
      <text:p text:style-name="P1"><text:span text:style-name="Source_20_Text">decrement activeStudentCount by 1</text:span></text:p>
      <text:p text:style-name="Horizontal_20_Line"/>
      <text:h text:style-name="Heading_20_3" text:outline-level="3">Case 3: Hard delete</text:h>
      <text:p text:style-name="Text_20_body">Treat as deactivation.</text:p>
      <text:p text:style-name="Horizontal_20_Line"/>
      <text:h text:style-name="Heading_20_1" text:outline-level="1">📈 4️⃣ PEAK ACTIVE STUDENT TRACKING</text:h>
      <text:p text:style-name="Text_20_body">After updating activeStudentCount:</text:p>
      <text:p text:style-name="Preformatted_20_Text"><text:span text:style-name="Source_20_Text">if activeStudentCount &gt; peakActiveStudents</text:span></text:p>
      <text:p text:style-name="P1"><text:span text:style-name="Source_20_Text"><text:s text:c="4"/>peakActiveStudents = activeStudentCount</text:span></text:p>
      <text:p text:style-name="Text_20_body">This is critical for billing.</text:p>
      <text:p text:style-name="Text_20_body">Peak is never reduced during cycle.</text:p>
      <text:p text:style-name="Horizontal_20_Line"/>
      <text:h text:style-name="Heading_20_1" text:outline-level="1">🔁 5️⃣ BILLING CYCLE AGGREGATION</text:h>
      <text:p text:style-name="Text_20_body">Billing cycle defined in license:</text:p>
      <text:p text:style-name="Preformatted_20_Text"><text:span text:style-name="Source_20_Text">{</text:span></text:p>
      <text:p text:style-name="Preformatted_20_Text"><text:span text:style-name="Source_20_Text"><text:s text:c="2"/>billingCycle: "monthly",</text:span></text:p>
      <text:p text:style-name="Preformatted_20_Text"><text:span text:style-name="Source_20_Text"><text:s text:c="2"/>startDate,</text:span></text:p>
      <text:p text:style-name="Preformatted_20_Text"><text:span text:style-name="Source_20_Text"><text:s text:c="2"/>renewalDate</text:span></text:p>
      <text:p text:style-name="P1"><text:span text:style-name="Source_20_Text">}</text:span></text:p>
      <text:p text:style-name="Text_20_body">On cycle renewal event (Stripe webhook):</text:p>
      <text:p text:style-name="Text_20_body"><text:soft-page-break/>System:</text:p>
      <text:list text:style-name="L24">
        <text:list-item>
          <text:p text:style-name="P27">Archive old usage doc</text:p>
        </text:list-item>
        <text:list-item>
          <text:p text:style-name="P27">Create new usage doc</text:p>
        </text:list-item>
        <text:list-item>
          <text:p text:style-name="P27">Reset:</text:p>
          <text:list>
            <text:list-item>
              <text:p text:style-name="P27">activeStudentCount = current real count</text:p>
            </text:list-item>
            <text:list-item>
              <text:p text:style-name="P27">peakActiveStudents = activeStudentCount</text:p>
            </text:list-item>
          </text:list>
        </text:list-item>
      </text:list>
      <text:p text:style-name="Text_20_body">Never reset mid-cycle.</text:p>
      <text:p text:style-name="Horizontal_20_Line"/>
      <text:h text:style-name="Heading_20_1" text:outline-level="1">🚨 6️⃣ OVER-LIMIT DETECTION</text:h>
      <text:p text:style-name="Text_20_body">On every activeStudentCount update:</text:p>
      <text:p text:style-name="Preformatted_20_Text"><text:span text:style-name="Source_20_Text">if activeStudentCount &gt; activeStudentLimit</text:span></text:p>
      <text:p text:style-name="Preformatted_20_Text"><text:span text:style-name="Source_20_Text"><text:s text:c="4"/>overLimit = true</text:span></text:p>
      <text:p text:style-name="P1"><text:span text:style-name="Source_20_Text"><text:s text:c="4"/>overLimitSince = now</text:span></text:p>
      <text:p text:style-name="Text_20_body">Else:</text:p>
      <text:p text:style-name="Preformatted_20_Text"><text:span text:style-name="Source_20_Text">overLimit = false</text:span></text:p>
      <text:p text:style-name="P1"><text:span text:style-name="Source_20_Text">overLimitSince = null</text:span></text:p>
      <text:p text:style-name="Text_20_body">Stored in usage doc.</text:p>
      <text:p text:style-name="Horizontal_20_Line"/>
      <text:h text:style-name="Heading_20_1" text:outline-level="1">⚠ 7️⃣ OVER-LIMIT ENFORCEMENT MODES</text:h>
      <text:p text:style-name="Text_20_body">Three possible strategies:</text:p>
      <text:h text:style-name="Heading_20_2" text:outline-level="2">Option A — Soft Warning</text:h>
      <text:list text:style-name="L25">
        <text:list-item>
          <text:p text:style-name="P28">Allow creation</text:p>
        </text:list-item>
        <text:list-item>
          <text:p text:style-name="P28">Notify admin</text:p>
        </text:list-item>
        <text:list-item>
          <text:p text:style-name="P28">Notify vendor</text:p>
        </text:list-item>
        <text:list-item>
          <text:p text:style-name="P28">Invoice later</text:p>
        </text:list-item>
      </text:list>
      <text:h text:style-name="Heading_20_2" text:outline-level="2">Option B — Hard Block</text:h>
      <text:p text:style-name="Text_20_body">On student activation:</text:p>
      <text:p text:style-name="Preformatted_20_Text"><text:span text:style-name="Source_20_Text">if activeStudentCount &gt;= limit</text:span></text:p>
      <text:p text:style-name="P1"><text:span text:style-name="Source_20_Text"><text:s text:c="4"/>reject write</text:span></text:p>
      <text:h text:style-name="Heading_20_2" text:outline-level="2"><text:soft-page-break/>Option C — Grace Window</text:h>
      <text:p text:style-name="Text_20_body">Allow for X days after crossing limit.</text:p>
      <text:p text:style-name="Text_20_body">Recommendation:<text:line-break/>Start with Soft Warning + Billing Adjustment.</text:p>
      <text:p text:style-name="Horizontal_20_Line"/>
      <text:h text:style-name="Heading_20_1" text:outline-level="1">📧 8️⃣ ALERT TRIGGERS</text:h>
      <text:p text:style-name="Text_20_body">Alerts triggered when:</text:p>
      <text:h text:style-name="Heading_20_3" text:outline-level="3">1️⃣ Approaching Limit</text:h>
      <text:p text:style-name="Text_20_body">If:</text:p>
      <text:p text:style-name="P1"><text:span text:style-name="Source_20_Text">activeStudentCount &gt;= 90% of limit</text:span></text:p>
      <text:p text:style-name="Text_20_body">Send:</text:p>
      <text:list text:style-name="L26">
        <text:list-item>
          <text:p text:style-name="P29">Admin email</text:p>
        </text:list-item>
        <text:list-item>
          <text:p text:style-name="P29">Dashboard warning</text:p>
        </text:list-item>
      </text:list>
      <text:p text:style-name="Horizontal_20_Line"/>
      <text:h text:style-name="Heading_20_3" text:outline-level="3">2️⃣ Over Limit</text:h>
      <text:p text:style-name="Text_20_body">Trigger:</text:p>
      <text:list text:style-name="L27">
        <text:list-item>
          <text:p text:style-name="P30">Immediate dashboard alert</text:p>
        </text:list-item>
        <text:list-item>
          <text:p text:style-name="P30">Vendor notification</text:p>
        </text:list-item>
        <text:list-item>
          <text:p text:style-name="P30">Stripe quantity sync (if seat-based)</text:p>
        </text:list-item>
      </text:list>
      <text:p text:style-name="Horizontal_20_Line"/>
      <text:h text:style-name="Heading_20_3" text:outline-level="3">3️⃣ Peak Growth Spike</text:h>
      <text:p text:style-name="Text_20_body">If:</text:p>
      <text:p text:style-name="P1"><text:span text:style-name="Source_20_Text">increase &gt; threshold in 24h</text:span></text:p>
      <text:p text:style-name="Text_20_body">Trigger vendor review.</text:p>
      <text:p text:style-name="Horizontal_20_Line"/>
      <text:h text:style-name="Heading_20_1" text:outline-level="1">🧮 9️⃣ BILLING CYCLE REPORT</text:h>
      <text:p text:style-name="Text_20_body">At end of cycle:</text:p>
      <text:p text:style-name="Text_20_body">Generate billing summary:</text:p>
      <text:p text:style-name="Preformatted_20_Text"><text:span text:style-name="Source_20_Text">{</text:span></text:p>
      <text:p text:style-name="Preformatted_20_Text"><text:span text:style-name="Source_20_Text"><text:s text:c="2"/>peakActiveStudents,</text:span></text:p>
      <text:p text:style-name="Preformatted_20_Text"><text:soft-page-break/><text:span text:style-name="Source_20_Text"><text:s text:c="2"/>baseFee,</text:span></text:p>
      <text:p text:style-name="Preformatted_20_Text"><text:span text:style-name="Source_20_Text"><text:s text:c="2"/>perStudentRate,</text:span></text:p>
      <text:p text:style-name="Preformatted_20_Text"><text:span text:style-name="Source_20_Text"><text:s text:c="2"/>totalDue,</text:span></text:p>
      <text:p text:style-name="Preformatted_20_Text"><text:span text:style-name="Source_20_Text"><text:s text:c="2"/>overageCharge</text:span></text:p>
      <text:p text:style-name="P1"><text:span text:style-name="Source_20_Text">}</text:span></text:p>
      <text:p text:style-name="Text_20_body">Stored in:</text:p>
      <text:p text:style-name="P1"><text:span text:style-name="Source_20_Text">institutes/{id}/billingRecords/{cycleId}</text:span></text:p>
      <text:p text:style-name="Horizontal_20_Line"/>
      <text:h text:style-name="Heading_20_1" text:outline-level="1">🔐 10️⃣ SAFETY &amp; CONSISTENCY RULES</text:h>
      <text:p text:style-name="Text_20_body">Usage updates must:</text:p>
      <text:list text:style-name="L28">
        <text:list-item>
          <text:p text:style-name="P31">Use Firestore transaction</text:p>
        </text:list-item>
        <text:list-item>
          <text:p text:style-name="P31">Be atomic</text:p>
        </text:list-item>
        <text:list-item>
          <text:p text:style-name="P31">Be idempotent</text:p>
        </text:list-item>
        <text:list-item>
          <text:p text:style-name="P31">Avoid race conditions</text:p>
        </text:list-item>
      </text:list>
      <text:p text:style-name="Text_20_body">Pseudo-flow:</text:p>
      <text:p text:style-name="Preformatted_20_Text"><text:span text:style-name="Source_20_Text">runTransaction:</text:span></text:p>
      <text:p text:style-name="Preformatted_20_Text"><text:span text:style-name="Source_20_Text"><text:s text:c="2"/>read usageDoc</text:span></text:p>
      <text:p text:style-name="Preformatted_20_Text"><text:span text:style-name="Source_20_Text"><text:s text:c="2"/>calculate delta</text:span></text:p>
      <text:p text:style-name="P1"><text:span text:style-name="Source_20_Text"><text:s text:c="2"/>update counts</text:span></text:p>
      <text:p text:style-name="Text_20_body">Never trust client to increment counts.</text:p>
      <text:p text:style-name="Horizontal_20_Line"/>
      <text:h text:style-name="Heading_20_1" text:outline-level="1">🔄 11️⃣ SCHEDULED RECONCILIATION JOB</text:h>
      <text:p text:style-name="Text_20_body">Daily scheduled function:</text:p>
      <text:list text:style-name="L29">
        <text:list-item>
          <text:p text:style-name="P32">Count actual active students</text:p>
        </text:list-item>
        <text:list-item>
          <text:p text:style-name="P32">Compare with usageDoc.activeStudentCount</text:p>
        </text:list-item>
        <text:list-item>
          <text:p text:style-name="P32">If mismatch:</text:p>
          <text:list>
            <text:list-item>
              <text:p text:style-name="P32">Correct value</text:p>
            </text:list-item>
            <text:list-item>
              <text:p text:style-name="P32">Log audit entry</text:p>
            </text:list-item>
          </text:list>
        </text:list-item>
      </text:list>
      <text:p text:style-name="Text_20_body">This prevents drift.</text:p>
      <text:p text:style-name="Horizontal_20_Line"/>
      <text:h text:style-name="Heading_20_1" text:outline-level="1"><text:soft-page-break/>📊 12️⃣ VENDOR AGGREGATE USAGE</text:h>
      <text:p text:style-name="Text_20_body">Vendor collection:</text:p>
      <text:p text:style-name="P1"><text:span text:style-name="Source_20_Text">vendor/aggregates/usageSummary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totalActiveStudentsAcrossPlatform,</text:span></text:p>
      <text:p text:style-name="Preformatted_20_Text"><text:span text:style-name="Source_20_Text"><text:s text:c="2"/>totalOverLimitInstitutes,</text:span></text:p>
      <text:p text:style-name="Preformatted_20_Text"><text:span text:style-name="Source_20_Text"><text:s text:c="2"/>monthlyGrowthRate,</text:span></text:p>
      <text:p text:style-name="Preformatted_20_Text"><text:span text:style-name="Source_20_Text"><text:s text:c="2"/>averageUtilization</text:span></text:p>
      <text:p text:style-name="P1"><text:span text:style-name="Source_20_Text">}</text:span></text:p>
      <text:p text:style-name="Text_20_body">Updated via scheduled job.</text:p>
      <text:p text:style-name="Horizontal_20_Line"/>
      <text:h text:style-name="Heading_20_1" text:outline-level="1">🏛 13️⃣ MULTI-TENANCY SAFETY</text:h>
      <text:p text:style-name="Text_20_body">Usage updates must always:</text:p>
      <text:list text:style-name="L30">
        <text:list-item>
          <text:p text:style-name="P33">Validate instituteId from token</text:p>
        </text:list-item>
        <text:list-item>
          <text:p text:style-name="P33">Never accept instituteId from client payload</text:p>
        </text:list-item>
        <text:list-item>
          <text:p text:style-name="P33">Use tenant guard middleware</text:p>
        </text:list-item>
      </text:list>
      <text:p text:style-name="Horizontal_20_Line"/>
      <text:h text:style-name="Heading_20_1" text:outline-level="1">🔁 14️⃣ HOT–WARM–COLD INTERACTION</text:h>
      <text:p text:style-name="Text_20_body">Usage docs remain HOT.</text:p>
      <text:p text:style-name="Text_20_body">Old cycle docs remain WARM.</text:p>
      <text:p text:style-name="Text_20_body">Never archived to BigQuery (small footprint).</text:p>
      <text:p text:style-name="Horizontal_20_Line"/>
      <text:h text:style-name="Heading_20_1" text:outline-level="1">📈 15️⃣ PERFORMANCE CHARACTERISTICS</text:h>
      <text:p text:style-name="Text_20_body">Operations:</text:p>
      <text:list text:style-name="L31">
        <text:list-item>
          <text:p text:style-name="P34">O(1) per student update</text:p>
        </text:list-item>
        <text:list-item>
          <text:p text:style-name="P34">No full scans</text:p>
        </text:list-item>
        <text:list-item>
          <text:p text:style-name="P34">No heavy aggregation</text:p>
        </text:list-item>
        <text:list-item>
          <text:p text:style-name="P34"><text:soft-page-break/>Transaction-based</text:p>
        </text:list-item>
        <text:list-item>
          <text:p text:style-name="P34">Fully scalable to 1000+ institutes</text:p>
        </text:list-item>
      </text:list>
      <text:p text:style-name="Horizontal_20_Line"/>
      <text:h text:style-name="Heading_20_1" text:outline-level="1">🎯 FINAL USAGE METERING SUMMARY</text:h>
      <text:p text:style-name="Text_20_body">You now have:</text:p>
      <text:p text:style-name="Text_20_body">✔ Incremental active student tracking<text:line-break/>✔ Peak usage capture<text:line-break/>✔ Billing-cycle aligned usage document<text:line-break/>✔ Over-limit detection<text:line-break/>✔ Alert triggers (admin + vendor)<text:line-break/>✔ Seat-based billing integration<text:line-break/>✔ Scheduled reconciliation<text:line-break/>✔ Vendor aggregate metrics<text:line-break/>✔ Transaction-safe updates<text:line-break/>✔ Multi-tenant isolation</text:p>
      <text:p text:style-name="Text_20_body">This completes your quantitative billing enforcement engine.</text:p>
      <text:p text:style-name="Horizontal_20_Line"/>
      <text:p text:style-name="Text_20_body">Now your commercial stack includes:</text:p>
      <text:list text:style-name="L32">
        <text:list-item>
          <text:p text:style-name="P35">Licensing object architecture</text:p>
        </text:list-item>
        <text:list-item>
          <text:p text:style-name="P35">Stripe payment automation</text:p>
        </text:list-item>
        <text:list-item>
          <text:p text:style-name="P35">Usage metering engine</text:p>
        </text:list-item>
      </text:list>
      <text:p text:style-name="Text_20_body">Remaining major infrastructure pillars:</text:p>
      <text:p text:style-name="Text_20_body">📧 Email Queue &amp; Notification Architecture<text:line-break/>🔄 Cloud Function Trigger Graph (full event topology)<text:line-break/>🛡 Monitoring &amp; Logging Architecture<text:line-break/>🚀 DevOps &amp; Deployment Architecture<text:line-break/>📊 Scaling &amp; Cost Projection Model</text:p>
      <text:p text:style-name="Text_20_body">Which one do we finalize next?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2:24:17.949596486</dc:date>
    <meta:editing-duration>PT22M30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8" meta:paragraph-count="200" meta:word-count="751" meta:character-count="5263" meta:non-whitespace-character-count="4684"/>
  </office:meta>
</office:document-meta>
</file>